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049801" officeooo:paragraph-rsid="00049801"/>
    </style:style>
    <style:style style:name="P2" style:family="paragraph" style:parent-style-name="Standard">
      <style:paragraph-properties fo:text-align="start" style:justify-single-word="false"/>
      <style:text-properties style:font-name="Times New Roman" officeooo:rsid="00049801" officeooo:paragraph-rsid="00049801"/>
    </style:style>
    <style:style style:name="P3" style:family="paragraph" style:parent-style-name="Standard">
      <style:paragraph-properties fo:text-align="start" style:justify-single-word="false"/>
      <style:text-properties style:font-name="Times New Roman" officeooo:rsid="00049801" officeooo:paragraph-rsid="001567bc"/>
    </style:style>
    <style:style style:name="P4" style:family="paragraph" style:parent-style-name="Standard">
      <style:paragraph-properties fo:text-align="center" style:justify-single-word="false"/>
      <style:text-properties style:font-name="Times New Roman" officeooo:rsid="00049801" officeooo:paragraph-rsid="00049801"/>
    </style:style>
    <style:style style:name="P5" style:family="paragraph" style:parent-style-name="Standard">
      <style:paragraph-properties fo:text-align="start" style:justify-single-word="false"/>
      <style:text-properties style:font-name="Times New Roman" officeooo:rsid="000e61d0" officeooo:paragraph-rsid="000e61d0"/>
    </style:style>
    <style:style style:name="P6" style:family="paragraph" style:parent-style-name="Standard">
      <style:paragraph-properties fo:text-align="start" style:justify-single-word="false"/>
      <style:text-properties style:font-name="Times New Roman" officeooo:rsid="0014af7c" officeooo:paragraph-rsid="0014af7c"/>
    </style:style>
    <style:style style:name="P7" style:family="paragraph" style:parent-style-name="Standard">
      <style:paragraph-properties fo:text-align="start" style:justify-single-word="false"/>
      <style:text-properties style:font-name="Times New Roman" officeooo:rsid="0015080a" officeooo:paragraph-rsid="0015080a"/>
    </style:style>
    <style:style style:name="P8" style:family="paragraph" style:parent-style-name="Standard">
      <style:paragraph-properties fo:text-align="start" style:justify-single-word="false"/>
      <style:text-properties style:font-name="Times New Roman" officeooo:rsid="001567bc" officeooo:paragraph-rsid="001567bc"/>
    </style:style>
    <style:style style:name="P9" style:family="paragraph" style:parent-style-name="Standard">
      <style:paragraph-properties fo:text-align="start" style:justify-single-word="false"/>
      <style:text-properties style:font-name="Times New Roman" officeooo:rsid="00168d4a" officeooo:paragraph-rsid="00168d4a"/>
    </style:style>
    <style:style style:name="P10" style:family="paragraph" style:parent-style-name="Standard">
      <style:paragraph-properties fo:text-align="start" style:justify-single-word="false"/>
      <style:text-properties style:font-name="Times New Roman" officeooo:rsid="0016fe33" officeooo:paragraph-rsid="0016fe33"/>
    </style:style>
    <style:style style:name="P11" style:family="paragraph" style:parent-style-name="Standard">
      <style:paragraph-properties fo:text-align="start" style:justify-single-word="false"/>
      <style:text-properties style:use-window-font-color="true" style:font-name="Times New Roman" officeooo:rsid="0016fe33" officeooo:paragraph-rsid="0016fe33"/>
    </style:style>
    <style:style style:name="P12" style:family="paragraph" style:parent-style-name="Standard" style:list-style-name="L1">
      <style:paragraph-properties fo:text-align="start" style:justify-single-word="false"/>
      <style:text-properties style:font-name="Times New Roman" officeooo:rsid="001567bc" officeooo:paragraph-rsid="001567bc"/>
    </style:style>
    <style:style style:name="P13" style:family="paragraph" style:parent-style-name="Standard" style:list-style-name="L2">
      <style:paragraph-properties fo:text-align="start" style:justify-single-word="false"/>
      <style:text-properties style:font-name="Times New Roman" officeooo:rsid="00168d4a" officeooo:paragraph-rsid="00168d4a"/>
    </style:style>
    <style:style style:name="P14" style:family="paragraph" style:parent-style-name="Standard" style:list-style-name="L8">
      <style:paragraph-properties fo:text-align="start" style:justify-single-word="false"/>
      <style:text-properties style:font-name="Times New Roman" officeooo:rsid="00168d4a" officeooo:paragraph-rsid="00168d4a"/>
    </style:style>
    <style:style style:name="P15" style:family="paragraph" style:parent-style-name="Standard" style:list-style-name="L3">
      <style:paragraph-properties fo:text-align="start" style:justify-single-word="false"/>
      <style:text-properties style:font-name="Times New Roman" officeooo:rsid="0016fe33" officeooo:paragraph-rsid="0016fe33"/>
    </style:style>
    <style:style style:name="P16" style:family="paragraph" style:parent-style-name="Standard" style:list-style-name="L4">
      <style:paragraph-properties fo:text-align="start" style:justify-single-word="false"/>
      <style:text-properties style:font-name="Times New Roman" officeooo:rsid="0016fe33" officeooo:paragraph-rsid="0016fe33"/>
    </style:style>
    <style:style style:name="P17" style:family="paragraph" style:parent-style-name="Standard" style:list-style-name="L5">
      <style:paragraph-properties fo:text-align="start" style:justify-single-word="false"/>
      <style:text-properties style:font-name="Times New Roman" officeooo:rsid="0016fe33" officeooo:paragraph-rsid="0016fe33"/>
    </style:style>
    <style:style style:name="P18" style:family="paragraph" style:parent-style-name="Standard" style:list-style-name="L7">
      <style:paragraph-properties fo:text-align="start" style:justify-single-word="false"/>
      <style:text-properties style:font-name="Times New Roman" officeooo:rsid="0016fe33" officeooo:paragraph-rsid="0016fe33"/>
    </style:style>
    <style:style style:name="P19" style:family="paragraph" style:parent-style-name="Standard">
      <style:paragraph-properties fo:text-align="start" style:justify-single-word="false"/>
      <style:text-properties style:font-name="Times New Roman" officeooo:rsid="00049801" officeooo:paragraph-rsid="001a42d5"/>
    </style:style>
    <style:style style:name="P20" style:family="paragraph" style:parent-style-name="Standard" style:list-style-name="L6">
      <style:paragraph-properties fo:text-align="start" style:justify-single-word="false"/>
      <style:text-properties style:use-window-font-color="true" style:font-name="Times New Roman" officeooo:rsid="0016fe33" officeooo:paragraph-rsid="0016fe33"/>
    </style:style>
    <style:style style:name="P21" style:family="paragraph" style:parent-style-name="Standard" style:list-style-name="L6">
      <style:paragraph-properties fo:text-align="start" style:justify-single-word="false"/>
      <style:text-properties style:use-window-font-color="true" style:font-name="Times New Roman" officeooo:rsid="00193617" officeooo:paragraph-rsid="00193617"/>
    </style:style>
    <style:style style:name="T1" style:family="text">
      <style:text-properties officeooo:rsid="0005efee"/>
    </style:style>
    <style:style style:name="T2" style:family="text">
      <style:text-properties officeooo:rsid="0007a4e9"/>
    </style:style>
    <style:style style:name="T3" style:family="text">
      <style:text-properties officeooo:rsid="0015080a"/>
    </style:style>
    <style:style style:name="T4" style:family="text">
      <style:text-properties officeooo:rsid="001567bc"/>
    </style:style>
    <style:style style:name="T5" style:family="text">
      <style:text-properties officeooo:rsid="00168d4a"/>
    </style:style>
    <style:style style:name="T6" style:family="text">
      <style:text-properties fo:font-weight="bold" style:font-weight-asian="bold" style:font-weight-complex="bold"/>
    </style:style>
    <style:style style:name="T7" style:family="text">
      <style:text-properties fo:font-weight="bold" officeooo:rsid="001567bc" style:font-weight-asian="bold" style:font-weight-complex="bold"/>
    </style:style>
    <style:style style:name="T8" style:family="text">
      <style:text-properties fo:font-weight="bold" officeooo:rsid="00168d4a" style:font-weight-asian="bold" style:font-weight-complex="bold"/>
    </style:style>
    <style:style style:name="T9" style:family="text">
      <style:text-properties officeooo:rsid="0016fe33"/>
    </style:style>
    <style:style style:name="T10" style:family="text">
      <style:text-properties fo:color="#ff3333"/>
    </style:style>
    <style:style style:name="T11" style:family="text">
      <style:text-properties fo:color="#ff3333" officeooo:rsid="0016fe33"/>
    </style:style>
    <style:style style:name="T12" style:family="text">
      <style:text-properties fo:color="#ff3333" officeooo:rsid="001a42d5"/>
    </style:style>
    <style:style style:name="T13" style:family="text">
      <style:text-properties officeooo:rsid="00192d8c"/>
    </style:style>
    <style:style style:name="T14" style:family="text">
      <style:text-properties officeooo:rsid="0019361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roup Project Plan</text:p>
      <text:p text:style-name="P4"/>
      <text:p text:style-name="P6">Project Name:<text:tab/><text:tab/><text:tab/>MeowPlayer</text:p>
      <text:p text:style-name="P2">Organizational Structure:<text:tab/><text:span text:style-name="T2">Scrum</text:span></text:p>
      <text:p text:style-name="P2">Language:<text:tab/><text:tab/><text:tab/><text:span text:style-name="T1">C++</text:span></text:p>
      <text:p text:style-name="P6">Major Dependencies:<text:tab/><text:tab/>Qt, libVLC</text:p>
      <text:p text:style-name="P6">Target Platform:<text:tab/><text:tab/>Windows, OSX, Linux</text:p>
      <text:p text:style-name="P6"/>
      <text:p text:style-name="P6">For our project, we endeavor to create a cross platform media player suitable for both video playback and music library organization. We have chosen to target the Qt application framework and GUI toolkit <text:span text:style-name="T3">to help us achieve this goal, as we believe it is the best option for building a cross platform desktop application.</text:span> </text:p>
      <text:p text:style-name="P6"/>
      <text:p text:style-name="P7">We will not be creating an in-house media playback engine, as this would require far more resources than we have available. Instead, we have opted to use libVLC, which is VideoLAN's open source media engine. Qt/C++ language bindings for libVLC are readily available.</text:p>
      <text:p text:style-name="P7"/>
      <text:p text:style-name="P8">All of our external dependencies are licensed under the the LGPL v2 or newer, meaning we will have many licensing options upon deployment.</text:p>
      <text:p text:style-name="P8"/>
      <text:p text:style-name="P8">We inten<text:span text:style-name="T14">d</text:span> to use the Scrum project management structure throughout development. Our tentative roadmap follows.</text:p>
      <text:p text:style-name="P8"/>
      <text:p text:style-name="P3">1. <text:span text:style-name="T6">Requirements Elicitation/</text:span><text:span text:style-name="T7">Analysis</text:span><text:span text:style-name="T4"> – Completed by March 28</text:span></text:p>
      <text:list xml:id="list6570538757513208486" text:style-name="L1">
        <text:list-item>
          <text:p text:style-name="P12">As we have no actual stakeholders to elicit requirements from, we will spend this period analyzing popular competitors to our application, namely VLC, Windows Media Player, iTunes, Amarok and Clementine. We will attempt to analyze where each individual program excels and where it falls short, and take the best UI and UX cues from each in forming our initial analysis.</text:p>
        </text:list-item>
      </text:list>
      <text:p text:style-name="P8"><text:s/></text:p>
      <text:p text:style-name="P3"><text:span text:style-name="T4">2</text:span>. <text:span text:style-name="T6">Design</text:span> – <text:span text:style-name="T4">Completed by March 31</text:span></text:p>
      <text:list xml:id="list2575466695217656472" text:style-name="L2">
        <text:list-item>
          <text:p text:style-name="P13">Based on our analysis, we intend to quickly complete our initial UI design and feature requirements.</text:p>
        </text:list-item>
      </text:list>
      <text:p text:style-name="P9"/>
      <text:p text:style-name="P10">3. <text:span text:style-name="T6">Development Milestone 1</text:span> – Completed by April <text:span text:style-name="T13">4</text:span></text:p>
      <text:list xml:id="list5481432012914851185" text:style-name="L3">
        <text:list-item>
          <text:p text:style-name="P15">Achieve bare minimum functionality to achieve video and audio playback.</text:p>
        </text:list-item>
      </text:list>
      <text:p text:style-name="P9"/>
      <text:p text:style-name="P10"><text:span text:style-name="T14">4</text:span>. <text:span text:style-name="T6">Development Milestone 2</text:span> – Completed by April 7 <text:span text:style-name="T10">(Progress Report 1 Due)</text:span></text:p>
      <text:list xml:id="list3865487627927573743" text:style-name="L4">
        <text:list-item>
          <text:p text:style-name="P16">Achieve a near feature complete program for basic video and audio playback (playback controls, audio equalizer, etc)</text:p>
        </text:list-item>
      </text:list>
      <text:p text:style-name="P10"/>
      <text:p text:style-name="P10"><text:span text:style-name="T14">5</text:span>. <text:span text:style-name="T6">Development Milestone 3</text:span> – Completed by April 14</text:p>
      <text:list xml:id="list1060952698019743830" text:style-name="L5">
        <text:list-item>
          <text:p text:style-name="P17">Add near feature complete functionality for music library playback with basic library browsing capabilities.</text:p>
        </text:list-item>
      </text:list>
      <text:p text:style-name="P9"/>
      <text:p text:style-name="P9"><text:soft-page-break/><text:span text:style-name="T14">6</text:span>. <text:span text:style-name="T6">Feature Freeze</text:span> – April <text:span text:style-name="T9">21 </text:span><text:span text:style-name="T11">(Progress Report 2 Due)</text:span></text:p>
      <text:list xml:id="list2407307934050477525" text:style-name="L6">
        <text:list-item>
          <text:p text:style-name="P20">No new features or functionality added after this point.</text:p>
        </text:list-item>
        <text:list-item>
          <text:p text:style-name="P21">Requirements and documentation will be completed.</text:p>
        </text:list-item>
      </text:list>
      <text:p text:style-name="P11"/>
      <text:p text:style-name="P3"><text:span text:style-name="T14">7</text:span>. <text:span text:style-name="T8">UI Freeze</text:span><text:span text:style-name="T5"> – April 25</text:span></text:p>
      <text:list xml:id="list3510480361101235287" text:style-name="L7">
        <text:list-item>
          <text:p text:style-name="P18">Only bug fixes and patches added after this point. Program features and UI are final.</text:p>
        </text:list-item>
      </text:list>
      <text:p text:style-name="P10"/>
      <text:p text:style-name="P3"><text:span text:style-name="T14">8</text:span>. <text:span text:style-name="T6">Testing</text:span> – <text:span text:style-name="T4">Completed by April 27</text:span></text:p>
      <text:p text:style-name="P3"/>
      <text:p text:style-name="P19"><text:span text:style-name="T14">9</text:span>. <text:span text:style-name="T6">Deployment</text:span> – <text:span text:style-name="T4">Completed by April 28 </text:span><text:span text:style-name="T12">(Final Project Report Due)</text:span><text:span text:style-name="T11"> </text:span></text:p>
      <text:list xml:id="list3279135923720151970" text:style-name="L8">
        <text:list-item>
          <text:p text:style-name="P14">Upon completion of testing, we will deploy to the Desire2Learn dropbox repository, allowing our product to be downloaded by instructors named Nicolas Grounds from all over OU. We project a total of roughly 1 download(s) in the week following deployment.</text:p>
        </text:list-item>
      </text:list>
      <text:p text:style-name="P2"/>
      <text:p text:style-name="P5">Responsibility will be divided evenly among all group members for all parts of th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49801" officeooo:paragraph-rsid="0004980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ichael Hillebrand</text:p>
        <text:p text:style-name="MP1">Jacob Jordan</text:p>
        <text:p text:style-name="MP1">Francisco Pen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2:06:42.288812398</meta:creation-date>
    <dc:date>2016-03-24T09:12:34.831342238</dc:date>
    <meta:editing-duration>PT1H4M41S</meta:editing-duration>
    <meta:editing-cycles>19</meta:editing-cycles>
    <meta:generator>LibreOffice/4.2.8.2$Linux_X86_64 LibreOffice_project/420m0$Build-2</meta:generator>
    <meta:document-statistic meta:table-count="0" meta:image-count="0" meta:object-count="0" meta:page-count="2" meta:paragraph-count="33" meta:word-count="443" meta:character-count="2784" meta:non-whitespace-character-count="2364"/>
  </office:meta>
</office:document-meta>
</file>